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76.32mm" svg:y="1mm">
            <loext:p draw:notify-on-update-of-ranges="cameraslog_1.A1:cameraslog_1.A1 cameraslog_1.A2:cameraslog_1.A1001 cameraslog_1.B1:cameraslog_1.B1 cameraslog_1.B2:cameraslog_1.B1001 cameraslog_1.A1:cameraslog_1.A1 cameraslog_1.A2:cameraslog_1.A100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52948" calcext:value-type="float">
            <text:p>5,252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46022" calcext:value-type="float">
            <text:p>5,3460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44175" calcext:value-type="float">
            <text:p>5,4441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97871" calcext:value-type="float">
            <text:p>5,2978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08743" calcext:value-type="float">
            <text:p>5,4087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28182" calcext:value-type="float">
            <text:p>5,028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988837" calcext:value-type="float">
            <text:p>4,9888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393" calcext:value-type="float">
            <text:p>4,9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393" calcext:value-type="float">
            <text:p>4,9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82587" calcext:value-type="float">
            <text:p>4,7825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02528" calcext:value-type="float">
            <text:p>4,7025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43265" calcext:value-type="float">
            <text:p>4,9432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50904" calcext:value-type="float">
            <text:p>4,9509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77516" calcext:value-type="float">
            <text:p>4,9775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15705" calcext:value-type="float">
            <text:p>5,2157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215705" calcext:value-type="float">
            <text:p>5,2157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31681" calcext:value-type="float">
            <text:p>5,331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08771" calcext:value-type="float">
            <text:p>5,508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18253" calcext:value-type="float">
            <text:p>5,4182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582612" calcext:value-type="float">
            <text:p>5,5826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278212" calcext:value-type="float">
            <text:p>5,278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610612" calcext:value-type="float">
            <text:p>5,6106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70573" calcext:value-type="float">
            <text:p>5,670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860388" calcext:value-type="float">
            <text:p>5,8603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096038" calcext:value-type="float">
            <text:p>6,0960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096038" calcext:value-type="float">
            <text:p>6,0960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154591" calcext:value-type="float">
            <text:p>6,1545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215707" calcext:value-type="float">
            <text:p>6,2157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990221" calcext:value-type="float">
            <text:p>5,9902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53875" calcext:value-type="float">
            <text:p>5,8538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941862" calcext:value-type="float">
            <text:p>5,9418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111304" calcext:value-type="float">
            <text:p>6,1113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164787" calcext:value-type="float">
            <text:p>6,1647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540467" calcext:value-type="float">
            <text:p>6,540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11318" calcext:value-type="float">
            <text:p>6,5113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693496" calcext:value-type="float">
            <text:p>6,6934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661552" calcext:value-type="float">
            <text:p>6,6615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397888" calcext:value-type="float">
            <text:p>6,3978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276824" calcext:value-type="float">
            <text:p>6,2768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76819" calcext:value-type="float">
            <text:p>6,4768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674277" calcext:value-type="float">
            <text:p>6,6742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74277" calcext:value-type="float">
            <text:p>6,6742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43725" calcext:value-type="float">
            <text:p>6,8437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843726" calcext:value-type="float">
            <text:p>6,8437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810626" calcext:value-type="float">
            <text:p>6,810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041176" calcext:value-type="float">
            <text:p>7,0411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915019" calcext:value-type="float">
            <text:p>6,915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894647" calcext:value-type="float">
            <text:p>6,8946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759694" calcext:value-type="float">
            <text:p>6,7596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33542" calcext:value-type="float">
            <text:p>6,6335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874279" calcext:value-type="float">
            <text:p>6,8742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845114" calcext:value-type="float">
            <text:p>6,8451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805759" calcext:value-type="float">
            <text:p>6,8057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48344" calcext:value-type="float">
            <text:p>6,7483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743251" calcext:value-type="float">
            <text:p>6,743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812002" calcext:value-type="float">
            <text:p>6,8120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563621" calcext:value-type="float">
            <text:p>6,5636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38029" calcext:value-type="float">
            <text:p>6,380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08298" calcext:value-type="float">
            <text:p>6,6082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43942" calcext:value-type="float">
            <text:p>6,6439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85783" calcext:value-type="float">
            <text:p>6,85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20805" calcext:value-type="float">
            <text:p>6,8208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641173" calcext:value-type="float">
            <text:p>6,6411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49719" calcext:value-type="float">
            <text:p>6,497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49719" calcext:value-type="float">
            <text:p>6,497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396495" calcext:value-type="float">
            <text:p>6,3964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051358" calcext:value-type="float">
            <text:p>6,0513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051358" calcext:value-type="float">
            <text:p>6,0513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051358" calcext:value-type="float">
            <text:p>6,0513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292102" calcext:value-type="float">
            <text:p>6,292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309921" calcext:value-type="float">
            <text:p>6,3099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267778" calcext:value-type="float">
            <text:p>6,2677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267788" calcext:value-type="float">
            <text:p>6,267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67788" calcext:value-type="float">
            <text:p>6,267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233546" calcext:value-type="float">
            <text:p>6,2335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38516" calcext:value-type="float">
            <text:p>6,385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264097" calcext:value-type="float">
            <text:p>6,2640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056456" calcext:value-type="float">
            <text:p>6,0564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038634" calcext:value-type="float">
            <text:p>6,0386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32408" calcext:value-type="float">
            <text:p>6,0324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918979" calcext:value-type="float">
            <text:p>5,9189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787734" calcext:value-type="float">
            <text:p>5,787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577544" calcext:value-type="float">
            <text:p>5,5775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577544" calcext:value-type="float">
            <text:p>5,5775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577544" calcext:value-type="float">
            <text:p>5,5775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548127" calcext:value-type="float">
            <text:p>5,548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48127" calcext:value-type="float">
            <text:p>5,548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452511" calcext:value-type="float">
            <text:p>5,4525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34683" calcext:value-type="float">
            <text:p>5,2346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234683" calcext:value-type="float">
            <text:p>5,2346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234683" calcext:value-type="float">
            <text:p>5,2346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234683" calcext:value-type="float">
            <text:p>5,2346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234683" calcext:value-type="float">
            <text:p>5,2346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41431" calcext:value-type="float">
            <text:p>5,414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536536" calcext:value-type="float">
            <text:p>5,5365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536536" calcext:value-type="float">
            <text:p>5,5365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536536" calcext:value-type="float">
            <text:p>5,5365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536536" calcext:value-type="float">
            <text:p>5,5365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88159" calcext:value-type="float">
            <text:p>5,2881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555485" calcext:value-type="float">
            <text:p>5,5554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668918" calcext:value-type="float">
            <text:p>5,6689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668918" calcext:value-type="float">
            <text:p>5,6689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668918" calcext:value-type="float">
            <text:p>5,6689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835813" calcext:value-type="float">
            <text:p>5,8358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35813" calcext:value-type="float">
            <text:p>5,8358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865206" calcext:value-type="float">
            <text:p>5,8652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806654" calcext:value-type="float">
            <text:p>5,8066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614289" calcext:value-type="float">
            <text:p>5,6142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900867" calcext:value-type="float">
            <text:p>5,9008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74947" calcext:value-type="float">
            <text:p>5,749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911271" calcext:value-type="float">
            <text:p>5,9112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47634" calcext:value-type="float">
            <text:p>6,0476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186515" calcext:value-type="float">
            <text:p>6,186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249034" calcext:value-type="float">
            <text:p>6,2490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193027" calcext:value-type="float">
            <text:p>6,1930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339547" calcext:value-type="float">
            <text:p>6,3395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221036" calcext:value-type="float">
            <text:p>6,2210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221036" calcext:value-type="float">
            <text:p>6,2210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221036" calcext:value-type="float">
            <text:p>6,2210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221036" calcext:value-type="float">
            <text:p>6,2210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266859" calcext:value-type="float">
            <text:p>6,2668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382831" calcext:value-type="float">
            <text:p>6,3828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382831" calcext:value-type="float">
            <text:p>6,3828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333069" calcext:value-type="float">
            <text:p>6,3330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33069" calcext:value-type="float">
            <text:p>6,3330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33069" calcext:value-type="float">
            <text:p>6,3330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63613" calcext:value-type="float">
            <text:p>6,3636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363613" calcext:value-type="float">
            <text:p>6,3636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35598" calcext:value-type="float">
            <text:p>6,355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35598" calcext:value-type="float">
            <text:p>6,355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310152" calcext:value-type="float">
            <text:p>6,3101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418217" calcext:value-type="float">
            <text:p>6,418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42469" calcext:value-type="float">
            <text:p>6,424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201777" calcext:value-type="float">
            <text:p>6,2017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172359" calcext:value-type="float">
            <text:p>6,172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172359" calcext:value-type="float">
            <text:p>6,172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72359" calcext:value-type="float">
            <text:p>6,172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245046" calcext:value-type="float">
            <text:p>6,2450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245046" calcext:value-type="float">
            <text:p>6,2450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31608" calcext:value-type="float">
            <text:p>6,5316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291145" calcext:value-type="float">
            <text:p>6,2911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133296" calcext:value-type="float">
            <text:p>6,1332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084917" calcext:value-type="float">
            <text:p>6,0849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942343" calcext:value-type="float">
            <text:p>5,942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942343" calcext:value-type="float">
            <text:p>5,942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200908" calcext:value-type="float">
            <text:p>6,2009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200908" calcext:value-type="float">
            <text:p>6,2009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142344" calcext:value-type="float">
            <text:p>6,1423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400904" calcext:value-type="float">
            <text:p>6,400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2707" calcext:value-type="float">
            <text:p>6,127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12707" calcext:value-type="float">
            <text:p>6,127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084931" calcext:value-type="float">
            <text:p>6,0849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132164" calcext:value-type="float">
            <text:p>6,1321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921978" calcext:value-type="float">
            <text:p>5,9219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124529" calcext:value-type="float">
            <text:p>6,1245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124529" calcext:value-type="float">
            <text:p>6,1245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947447" calcext:value-type="float">
            <text:p>5,9474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785639" calcext:value-type="float">
            <text:p>5,7856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785639" calcext:value-type="float">
            <text:p>5,7856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944895" calcext:value-type="float">
            <text:p>5,944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944895" calcext:value-type="float">
            <text:p>5,944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944895" calcext:value-type="float">
            <text:p>5,944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944895" calcext:value-type="float">
            <text:p>5,9448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127071" calcext:value-type="float">
            <text:p>6,1270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27071" calcext:value-type="float">
            <text:p>6,1270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860868" calcext:value-type="float">
            <text:p>5,8608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830313" calcext:value-type="float">
            <text:p>5,8303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851826" calcext:value-type="float">
            <text:p>5,8518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924514" calcext:value-type="float">
            <text:p>5,9245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988165" calcext:value-type="float">
            <text:p>5,9881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85182" calcext:value-type="float">
            <text:p>5,851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85182" calcext:value-type="float">
            <text:p>5,851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8914" calcext:value-type="float">
            <text:p>5,89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868485" calcext:value-type="float">
            <text:p>5,8684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863395" calcext:value-type="float">
            <text:p>5,8633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863395" calcext:value-type="float">
            <text:p>5,8633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863395" calcext:value-type="float">
            <text:p>5,8633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863395" calcext:value-type="float">
            <text:p>5,8633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863395" calcext:value-type="float">
            <text:p>5,8633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615019" calcext:value-type="float">
            <text:p>5,6150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534685" calcext:value-type="float">
            <text:p>5,5346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534685" calcext:value-type="float">
            <text:p>5,5346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655753" calcext:value-type="float">
            <text:p>5,6557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762696" calcext:value-type="float">
            <text:p>5,7626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762696" calcext:value-type="float">
            <text:p>5,7626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684922" calcext:value-type="float">
            <text:p>5,6849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674742" calcext:value-type="float">
            <text:p>5,6747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667095" calcext:value-type="float">
            <text:p>5,667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667095" calcext:value-type="float">
            <text:p>5,667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667095" calcext:value-type="float">
            <text:p>5,667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667095" calcext:value-type="float">
            <text:p>5,667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667095" calcext:value-type="float">
            <text:p>5,667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834001" calcext:value-type="float">
            <text:p>5,8340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834001" calcext:value-type="float">
            <text:p>5,8340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975442" calcext:value-type="float">
            <text:p>5,9754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975442" calcext:value-type="float">
            <text:p>5,9754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975442" calcext:value-type="float">
            <text:p>5,9754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975442" calcext:value-type="float">
            <text:p>5,9754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770349" calcext:value-type="float">
            <text:p>5,7703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639093" calcext:value-type="float">
            <text:p>5,6390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639093" calcext:value-type="float">
            <text:p>5,6390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428912" calcext:value-type="float">
            <text:p>5,428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383076" calcext:value-type="float">
            <text:p>5,3830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383076" calcext:value-type="float">
            <text:p>5,3830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383076" calcext:value-type="float">
            <text:p>5,3830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383076" calcext:value-type="float">
            <text:p>5,3830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383076" calcext:value-type="float">
            <text:p>5,3830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527063" calcext:value-type="float">
            <text:p>5,5270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527063" calcext:value-type="float">
            <text:p>5,5270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185632" calcext:value-type="float">
            <text:p>5,1856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175445" calcext:value-type="float">
            <text:p>5,175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263403" calcext:value-type="float">
            <text:p>5,2634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263403" calcext:value-type="float">
            <text:p>5,2634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263403" calcext:value-type="float">
            <text:p>5,2634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263403" calcext:value-type="float">
            <text:p>5,2634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359006" calcext:value-type="float">
            <text:p>5,359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359006" calcext:value-type="float">
            <text:p>5,359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359006" calcext:value-type="float">
            <text:p>5,359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441891" calcext:value-type="float">
            <text:p>5,4418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459716" calcext:value-type="float">
            <text:p>5,4597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59716" calcext:value-type="float">
            <text:p>5,4597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444435" calcext:value-type="float">
            <text:p>5,4444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66226" calcext:value-type="float">
            <text:p>5,662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844435" calcext:value-type="float">
            <text:p>5,8444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00457" calcext:value-type="float">
            <text:p>5,700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00457" calcext:value-type="float">
            <text:p>5,700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700457" calcext:value-type="float">
            <text:p>5,700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00457" calcext:value-type="float">
            <text:p>5,700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700457" calcext:value-type="float">
            <text:p>5,700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700457" calcext:value-type="float">
            <text:p>5,700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674993" calcext:value-type="float">
            <text:p>5,6749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61759" calcext:value-type="float">
            <text:p>5,61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471058" calcext:value-type="float">
            <text:p>5,471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471058" calcext:value-type="float">
            <text:p>5,471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476156" calcext:value-type="float">
            <text:p>5,476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476156" calcext:value-type="float">
            <text:p>5,476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471059" calcext:value-type="float">
            <text:p>5,4710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471059" calcext:value-type="float">
            <text:p>5,4710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471059" calcext:value-type="float">
            <text:p>5,4710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25578" calcext:value-type="float">
            <text:p>5,255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25578" calcext:value-type="float">
            <text:p>5,255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218728" calcext:value-type="float">
            <text:p>5,2187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091406" calcext:value-type="float">
            <text:p>5,0914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091406" calcext:value-type="float">
            <text:p>5,0914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091406" calcext:value-type="float">
            <text:p>5,0914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091406" calcext:value-type="float">
            <text:p>5,0914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961568" calcext:value-type="float">
            <text:p>4,9615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961568" calcext:value-type="float">
            <text:p>4,9615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961568" calcext:value-type="float">
            <text:p>4,9615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961568" calcext:value-type="float">
            <text:p>4,9615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759021" calcext:value-type="float">
            <text:p>4,759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759021" calcext:value-type="float">
            <text:p>4,759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764112" calcext:value-type="float">
            <text:p>4,764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764112" calcext:value-type="float">
            <text:p>4,764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719441" calcext:value-type="float">
            <text:p>4,7194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8074" calcext:value-type="float">
            <text:p>4,8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074" calcext:value-type="float">
            <text:p>4,8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074" calcext:value-type="float">
            <text:p>4,8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58328" calcext:value-type="float">
            <text:p>4,658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658328" calcext:value-type="float">
            <text:p>4,658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658328" calcext:value-type="float">
            <text:p>4,658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592125" calcext:value-type="float">
            <text:p>4,592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815041" calcext:value-type="float">
            <text:p>4,815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15041" calcext:value-type="float">
            <text:p>4,815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837959" calcext:value-type="float">
            <text:p>4,8379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837959" calcext:value-type="float">
            <text:p>4,8379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767802" calcext:value-type="float">
            <text:p>4,7678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76271" calcext:value-type="float">
            <text:p>4,762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842806" calcext:value-type="float">
            <text:p>4,8428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842806" calcext:value-type="float">
            <text:p>4,8428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42806" calcext:value-type="float">
            <text:p>4,8428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73957" calcext:value-type="float">
            <text:p>4,73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526833" calcext:value-type="float">
            <text:p>4,526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619895" calcext:value-type="float">
            <text:p>4,6198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619895" calcext:value-type="float">
            <text:p>4,6198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619895" calcext:value-type="float">
            <text:p>4,6198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432624" calcext:value-type="float">
            <text:p>4,432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432624" calcext:value-type="float">
            <text:p>4,432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460633" calcext:value-type="float">
            <text:p>4,460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460633" calcext:value-type="float">
            <text:p>4,460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460633" calcext:value-type="float">
            <text:p>4,460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460633" calcext:value-type="float">
            <text:p>4,460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460633" calcext:value-type="float">
            <text:p>4,460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37775" calcext:value-type="float">
            <text:p>4,377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290023" calcext:value-type="float">
            <text:p>4,2900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290023" calcext:value-type="float">
            <text:p>4,2900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268264" calcext:value-type="float">
            <text:p>4,268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268264" calcext:value-type="float">
            <text:p>4,268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292317" calcext:value-type="float">
            <text:p>4,292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321714" calcext:value-type="float">
            <text:p>4,3217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320331" calcext:value-type="float">
            <text:p>4,320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320331" calcext:value-type="float">
            <text:p>4,320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320331" calcext:value-type="float">
            <text:p>4,320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320331" calcext:value-type="float">
            <text:p>4,320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163838" calcext:value-type="float">
            <text:p>4,1638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186751" calcext:value-type="float">
            <text:p>4,1867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226346" calcext:value-type="float">
            <text:p>4,2263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226346" calcext:value-type="float">
            <text:p>4,2263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226346" calcext:value-type="float">
            <text:p>4,2263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226346" calcext:value-type="float">
            <text:p>4,2263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226346" calcext:value-type="float">
            <text:p>4,2263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226346" calcext:value-type="float">
            <text:p>4,2263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428888" calcext:value-type="float">
            <text:p>4,4288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428888" calcext:value-type="float">
            <text:p>4,4288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428888" calcext:value-type="float">
            <text:p>4,4288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428888" calcext:value-type="float">
            <text:p>4,4288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218706" calcext:value-type="float">
            <text:p>4,218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133285" calcext:value-type="float">
            <text:p>4,133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133285" calcext:value-type="float">
            <text:p>4,133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133285" calcext:value-type="float">
            <text:p>4,133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133285" calcext:value-type="float">
            <text:p>4,133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133285" calcext:value-type="float">
            <text:p>4,133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928194" calcext:value-type="float">
            <text:p>3,928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928194" calcext:value-type="float">
            <text:p>3,928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928194" calcext:value-type="float">
            <text:p>3,928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928194" calcext:value-type="float">
            <text:p>3,928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082367" calcext:value-type="float">
            <text:p>4,082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082367" calcext:value-type="float">
            <text:p>4,082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082367" calcext:value-type="float">
            <text:p>4,082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938381" calcext:value-type="float">
            <text:p>3,938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813628" calcext:value-type="float">
            <text:p>3,8136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016174" calcext:value-type="float">
            <text:p>4,016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016174" calcext:value-type="float">
            <text:p>4,016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016174" calcext:value-type="float">
            <text:p>4,016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016174" calcext:value-type="float">
            <text:p>4,016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016174" calcext:value-type="float">
            <text:p>4,016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016174" calcext:value-type="float">
            <text:p>4,016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021268" calcext:value-type="float">
            <text:p>4,0212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970345" calcext:value-type="float">
            <text:p>3,970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989306" calcext:value-type="float">
            <text:p>3,9893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865683" calcext:value-type="float">
            <text:p>3,865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865683" calcext:value-type="float">
            <text:p>3,865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865683" calcext:value-type="float">
            <text:p>3,865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865683" calcext:value-type="float">
            <text:p>3,865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956195" calcext:value-type="float">
            <text:p>3,9561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018711" calcext:value-type="float">
            <text:p>4,018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887457" calcext:value-type="float">
            <text:p>3,887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887457" calcext:value-type="float">
            <text:p>3,887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785614" calcext:value-type="float">
            <text:p>3,785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785614" calcext:value-type="float">
            <text:p>3,785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785614" calcext:value-type="float">
            <text:p>3,785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785614" calcext:value-type="float">
            <text:p>3,785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712931" calcext:value-type="float">
            <text:p>3,7129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737249" calcext:value-type="float">
            <text:p>3,7372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72961" calcext:value-type="float">
            <text:p>3,72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72961" calcext:value-type="float">
            <text:p>3,72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748574" calcext:value-type="float">
            <text:p>3,7485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748574" calcext:value-type="float">
            <text:p>3,7485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748574" calcext:value-type="float">
            <text:p>3,7485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748574" calcext:value-type="float">
            <text:p>3,7485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748574" calcext:value-type="float">
            <text:p>3,7485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764978" calcext:value-type="float">
            <text:p>3,7649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764978" calcext:value-type="float">
            <text:p>3,7649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764978" calcext:value-type="float">
            <text:p>3,7649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764978" calcext:value-type="float">
            <text:p>3,7649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730473" calcext:value-type="float">
            <text:p>3,7304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730473" calcext:value-type="float">
            <text:p>3,7304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730473" calcext:value-type="float">
            <text:p>3,7304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611967" calcext:value-type="float">
            <text:p>3,6119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611967" calcext:value-type="float">
            <text:p>3,6119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600617" calcext:value-type="float">
            <text:p>3,600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600617" calcext:value-type="float">
            <text:p>3,600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600617" calcext:value-type="float">
            <text:p>3,600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600617" calcext:value-type="float">
            <text:p>3,600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600617" calcext:value-type="float">
            <text:p>3,600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600617" calcext:value-type="float">
            <text:p>3,600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579116" calcext:value-type="float">
            <text:p>3,579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617314" calcext:value-type="float">
            <text:p>3,617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570344" calcext:value-type="float">
            <text:p>3,570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398355" calcext:value-type="float">
            <text:p>3,398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.398355" calcext:value-type="float">
            <text:p>3,398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398355" calcext:value-type="float">
            <text:p>3,398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398355" calcext:value-type="float">
            <text:p>3,398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398355" calcext:value-type="float">
            <text:p>3,398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398355" calcext:value-type="float">
            <text:p>3,398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551122" calcext:value-type="float">
            <text:p>3,551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479826" calcext:value-type="float">
            <text:p>3,4798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477273" calcext:value-type="float">
            <text:p>3,477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477273" calcext:value-type="float">
            <text:p>3,477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477273" calcext:value-type="float">
            <text:p>3,477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450403" calcext:value-type="float">
            <text:p>3,4504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450403" calcext:value-type="float">
            <text:p>3,4504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450403" calcext:value-type="float">
            <text:p>3,4504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515462" calcext:value-type="float">
            <text:p>3,515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452954" calcext:value-type="float">
            <text:p>3,4529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452954" calcext:value-type="float">
            <text:p>3,4529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452954" calcext:value-type="float">
            <text:p>3,4529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400901" calcext:value-type="float">
            <text:p>3,400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357614" calcext:value-type="float">
            <text:p>3,357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357614" calcext:value-type="float">
            <text:p>3,357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357614" calcext:value-type="float">
            <text:p>3,357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357614" calcext:value-type="float">
            <text:p>3,357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357614" calcext:value-type="float">
            <text:p>3,357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384466" calcext:value-type="float">
            <text:p>3,3844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425204" calcext:value-type="float">
            <text:p>3,425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453214" calcext:value-type="float">
            <text:p>3,453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413636" calcext:value-type="float">
            <text:p>3,413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407386" calcext:value-type="float">
            <text:p>3,407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463405" calcext:value-type="float">
            <text:p>3,463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443026" calcext:value-type="float">
            <text:p>3,443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487721" calcext:value-type="float">
            <text:p>3,4877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83781" calcext:value-type="float">
            <text:p>3,4837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83781" calcext:value-type="float">
            <text:p>3,4837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83781" calcext:value-type="float">
            <text:p>3,4837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483781" calcext:value-type="float">
            <text:p>3,4837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472442" calcext:value-type="float">
            <text:p>3,472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333552" calcext:value-type="float">
            <text:p>3,33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215038" calcext:value-type="float">
            <text:p>3,215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290264" calcext:value-type="float">
            <text:p>3,290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287718" calcext:value-type="float">
            <text:p>3,2877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248138" calcext:value-type="float">
            <text:p>3,248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243047" calcext:value-type="float">
            <text:p>3,243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316889" calcext:value-type="float">
            <text:p>3,3168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362713" calcext:value-type="float">
            <text:p>3,362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231458" calcext:value-type="float">
            <text:p>3,231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208539" calcext:value-type="float">
            <text:p>3,208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208539" calcext:value-type="float">
            <text:p>3,208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208539" calcext:value-type="float">
            <text:p>3,208539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00:01.312000000</dc:date>
    <meta:editing-duration>PT1M35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"/>
            <chart:data-point chart:repeated="1000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</svg:desc>
                </draw:g>
              </table:table-cell>
              <table:table-cell office:value-type="float" office:value="5.252948">
                <text:p>5.252948</text:p>
                <draw:g>
                  <svg:desc>cameraslog_1.B2:cameraslog_1.B1001</svg:desc>
                </draw:g>
              </table:table-cell>
              <table:table-cell office:value-type="float" office:value="11">
                <text:p>11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346022">
                <text:p>5.3460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444175">
                <text:p>5.444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297871">
                <text:p>5.297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408743">
                <text:p>5.4087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028182">
                <text:p>5.028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988837">
                <text:p>4.9888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9393">
                <text:p>4.9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9393">
                <text:p>4.9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782587">
                <text:p>4.7825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702528">
                <text:p>4.7025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43265">
                <text:p>4.9432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950904">
                <text:p>4.9509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977516">
                <text:p>4.9775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215705">
                <text:p>5.2157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215705">
                <text:p>5.2157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331681">
                <text:p>5.3316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508771">
                <text:p>5.508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18253">
                <text:p>5.4182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82612">
                <text:p>5.5826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278212">
                <text:p>5.278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610612">
                <text:p>5.6106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70573">
                <text:p>5.6705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860388">
                <text:p>5.8603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096038">
                <text:p>6.096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096038">
                <text:p>6.096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154591">
                <text:p>6.1545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215707">
                <text:p>6.2157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990221">
                <text:p>5.9902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853875">
                <text:p>5.8538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941862">
                <text:p>5.941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111304">
                <text:p>6.1113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164787">
                <text:p>6.1647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40467">
                <text:p>6.540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511318">
                <text:p>6.5113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693496">
                <text:p>6.693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661552">
                <text:p>6.6615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397888">
                <text:p>6.3978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276824">
                <text:p>6.2768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476819">
                <text:p>6.4768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674277">
                <text:p>6.6742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674277">
                <text:p>6.6742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843725">
                <text:p>6.8437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843726">
                <text:p>6.8437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810626">
                <text:p>6.810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041176">
                <text:p>7.0411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915019">
                <text:p>6.9150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894647">
                <text:p>6.8946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759694">
                <text:p>6.7596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633542">
                <text:p>6.6335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874279">
                <text:p>6.8742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845114">
                <text:p>6.845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805759">
                <text:p>6.8057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748344">
                <text:p>6.748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743251">
                <text:p>6.743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812002">
                <text:p>6.8120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563621">
                <text:p>6.5636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38029">
                <text:p>6.380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608298">
                <text:p>6.6082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643942">
                <text:p>6.6439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85783">
                <text:p>6.85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820805">
                <text:p>6.8208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41173">
                <text:p>6.641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49719">
                <text:p>6.49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49719">
                <text:p>6.49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396495">
                <text:p>6.396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051358">
                <text:p>6.0513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051358">
                <text:p>6.0513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051358">
                <text:p>6.0513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292102">
                <text:p>6.292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309921">
                <text:p>6.3099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267778">
                <text:p>6.2677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267788">
                <text:p>6.267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267788">
                <text:p>6.267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233546">
                <text:p>6.233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38516">
                <text:p>6.38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264097">
                <text:p>6.2640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056456">
                <text:p>6.0564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038634">
                <text:p>6.0386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032408">
                <text:p>6.0324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918979">
                <text:p>5.9189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787734">
                <text:p>5.7877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577544">
                <text:p>5.5775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577544">
                <text:p>5.5775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577544">
                <text:p>5.5775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548127">
                <text:p>5.548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548127">
                <text:p>5.548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452511">
                <text:p>5.45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234683">
                <text:p>5.234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234683">
                <text:p>5.234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234683">
                <text:p>5.234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234683">
                <text:p>5.234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234683">
                <text:p>5.234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41431">
                <text:p>5.414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536536">
                <text:p>5.536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536536">
                <text:p>5.536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536536">
                <text:p>5.536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536536">
                <text:p>5.536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288159">
                <text:p>5.288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555485">
                <text:p>5.5554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668918">
                <text:p>5.668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668918">
                <text:p>5.668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668918">
                <text:p>5.668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835813">
                <text:p>5.835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835813">
                <text:p>5.835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865206">
                <text:p>5.8652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806654">
                <text:p>5.8066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614289">
                <text:p>5.6142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900867">
                <text:p>5.9008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74947">
                <text:p>5.749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911271">
                <text:p>5.9112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047634">
                <text:p>6.0476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186515">
                <text:p>6.186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249034">
                <text:p>6.2490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193027">
                <text:p>6.1930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339547">
                <text:p>6.3395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221036">
                <text:p>6.2210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221036">
                <text:p>6.2210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221036">
                <text:p>6.2210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221036">
                <text:p>6.2210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266859">
                <text:p>6.2668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382831">
                <text:p>6.382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382831">
                <text:p>6.382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333069">
                <text:p>6.3330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333069">
                <text:p>6.3330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333069">
                <text:p>6.3330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363613">
                <text:p>6.3636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363613">
                <text:p>6.3636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35598">
                <text:p>6.355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35598">
                <text:p>6.355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310152">
                <text:p>6.310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418217">
                <text:p>6.418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42469">
                <text:p>6.424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201777">
                <text:p>6.2017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172359">
                <text:p>6.1723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172359">
                <text:p>6.1723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172359">
                <text:p>6.1723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245046">
                <text:p>6.2450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245046">
                <text:p>6.2450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531608">
                <text:p>6.531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291145">
                <text:p>6.2911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133296">
                <text:p>6.1332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084917">
                <text:p>6.0849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942343">
                <text:p>5.942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942343">
                <text:p>5.942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200908">
                <text:p>6.2009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200908">
                <text:p>6.2009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142344">
                <text:p>6.142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400904">
                <text:p>6.400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12707">
                <text:p>6.12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12707">
                <text:p>6.12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084931">
                <text:p>6.0849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132164">
                <text:p>6.132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921978">
                <text:p>5.9219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124529">
                <text:p>6.1245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124529">
                <text:p>6.1245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947447">
                <text:p>5.9474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785639">
                <text:p>5.7856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785639">
                <text:p>5.7856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944895">
                <text:p>5.944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944895">
                <text:p>5.944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944895">
                <text:p>5.944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944895">
                <text:p>5.944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127071">
                <text:p>6.1270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127071">
                <text:p>6.1270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860868">
                <text:p>5.8608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830313">
                <text:p>5.8303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851826">
                <text:p>5.851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924514">
                <text:p>5.9245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988165">
                <text:p>5.9881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85182">
                <text:p>5.8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85182">
                <text:p>5.8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8914">
                <text:p>5.8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868485">
                <text:p>5.8684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863395">
                <text:p>5.863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863395">
                <text:p>5.863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863395">
                <text:p>5.863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863395">
                <text:p>5.863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863395">
                <text:p>5.863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615019">
                <text:p>5.615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534685">
                <text:p>5.534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534685">
                <text:p>5.534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655753">
                <text:p>5.6557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762696">
                <text:p>5.7626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762696">
                <text:p>5.7626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684922">
                <text:p>5.684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674742">
                <text:p>5.6747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667095">
                <text:p>5.667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667095">
                <text:p>5.667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667095">
                <text:p>5.667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667095">
                <text:p>5.667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667095">
                <text:p>5.667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834001">
                <text:p>5.8340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834001">
                <text:p>5.8340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975442">
                <text:p>5.9754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975442">
                <text:p>5.9754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975442">
                <text:p>5.9754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975442">
                <text:p>5.9754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770349">
                <text:p>5.7703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639093">
                <text:p>5.6390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639093">
                <text:p>5.6390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428912">
                <text:p>5.428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383076">
                <text:p>5.3830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383076">
                <text:p>5.3830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383076">
                <text:p>5.3830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383076">
                <text:p>5.3830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383076">
                <text:p>5.3830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527063">
                <text:p>5.5270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527063">
                <text:p>5.5270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185632">
                <text:p>5.1856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175445">
                <text:p>5.175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263403">
                <text:p>5.263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263403">
                <text:p>5.263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263403">
                <text:p>5.263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263403">
                <text:p>5.263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359006">
                <text:p>5.359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359006">
                <text:p>5.359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359006">
                <text:p>5.359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441891">
                <text:p>5.4418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459716">
                <text:p>5.4597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459716">
                <text:p>5.4597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444435">
                <text:p>5.4444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66226">
                <text:p>5.662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844435">
                <text:p>5.8444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700457">
                <text:p>5.700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700457">
                <text:p>5.700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700457">
                <text:p>5.700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700457">
                <text:p>5.700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700457">
                <text:p>5.700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700457">
                <text:p>5.700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674993">
                <text:p>5.6749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61759">
                <text:p>5.617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471058">
                <text:p>5.471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471058">
                <text:p>5.471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476156">
                <text:p>5.476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476156">
                <text:p>5.476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471059">
                <text:p>5.471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471059">
                <text:p>5.471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471059">
                <text:p>5.471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25578">
                <text:p>5.25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25578">
                <text:p>5.25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218728">
                <text:p>5.218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091406">
                <text:p>5.0914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091406">
                <text:p>5.0914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091406">
                <text:p>5.0914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091406">
                <text:p>5.0914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961568">
                <text:p>4.961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961568">
                <text:p>4.961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961568">
                <text:p>4.961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961568">
                <text:p>4.961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759021">
                <text:p>4.759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759021">
                <text:p>4.759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764112">
                <text:p>4.764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764112">
                <text:p>4.764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719441">
                <text:p>4.71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8074">
                <text:p>4.80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8074">
                <text:p>4.80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8074">
                <text:p>4.80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658328">
                <text:p>4.658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658328">
                <text:p>4.658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658328">
                <text:p>4.658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592125">
                <text:p>4.592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815041">
                <text:p>4.815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815041">
                <text:p>4.815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837959">
                <text:p>4.837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837959">
                <text:p>4.837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767802">
                <text:p>4.7678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76271">
                <text:p>4.762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842806">
                <text:p>4.8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842806">
                <text:p>4.8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842806">
                <text:p>4.8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73957">
                <text:p>4.73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526833">
                <text:p>4.526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619895">
                <text:p>4.6198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619895">
                <text:p>4.6198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619895">
                <text:p>4.6198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432624">
                <text:p>4.432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432624">
                <text:p>4.432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460633">
                <text:p>4.460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460633">
                <text:p>4.460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460633">
                <text:p>4.460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460633">
                <text:p>4.460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460633">
                <text:p>4.460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37775">
                <text:p>4.377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290023">
                <text:p>4.290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290023">
                <text:p>4.290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268264">
                <text:p>4.268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268264">
                <text:p>4.268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292317">
                <text:p>4.292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321714">
                <text:p>4.321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320331">
                <text:p>4.320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320331">
                <text:p>4.320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320331">
                <text:p>4.320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320331">
                <text:p>4.320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163838">
                <text:p>4.1638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186751">
                <text:p>4.1867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226346">
                <text:p>4.226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226346">
                <text:p>4.226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226346">
                <text:p>4.226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226346">
                <text:p>4.226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226346">
                <text:p>4.226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226346">
                <text:p>4.226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428888">
                <text:p>4.428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428888">
                <text:p>4.428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428888">
                <text:p>4.428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428888">
                <text:p>4.428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218706">
                <text:p>4.2187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133285">
                <text:p>4.133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133285">
                <text:p>4.133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133285">
                <text:p>4.133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133285">
                <text:p>4.133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133285">
                <text:p>4.133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.928194">
                <text:p>3.928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.928194">
                <text:p>3.928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.928194">
                <text:p>3.928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928194">
                <text:p>3.928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082367">
                <text:p>4.0823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082367">
                <text:p>4.0823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082367">
                <text:p>4.0823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938381">
                <text:p>3.938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.813628">
                <text:p>3.813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016174">
                <text:p>4.016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016174">
                <text:p>4.016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016174">
                <text:p>4.016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016174">
                <text:p>4.016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016174">
                <text:p>4.016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016174">
                <text:p>4.016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021268">
                <text:p>4.021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970345">
                <text:p>3.970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989306">
                <text:p>3.989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865683">
                <text:p>3.865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865683">
                <text:p>3.865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865683">
                <text:p>3.865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865683">
                <text:p>3.865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956195">
                <text:p>3.956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018711">
                <text:p>4.0187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.887457">
                <text:p>3.887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.887457">
                <text:p>3.887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.785614">
                <text:p>3.7856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.785614">
                <text:p>3.7856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.785614">
                <text:p>3.7856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.785614">
                <text:p>3.7856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712931">
                <text:p>3.71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737249">
                <text:p>3.737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.72961">
                <text:p>3.72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.72961">
                <text:p>3.72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748574">
                <text:p>3.748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.748574">
                <text:p>3.748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.748574">
                <text:p>3.748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.748574">
                <text:p>3.748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.748574">
                <text:p>3.748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764978">
                <text:p>3.764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764978">
                <text:p>3.764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.764978">
                <text:p>3.764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.764978">
                <text:p>3.764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730473">
                <text:p>3.7304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.730473">
                <text:p>3.7304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.730473">
                <text:p>3.7304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.611967">
                <text:p>3.6119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611967">
                <text:p>3.6119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600617">
                <text:p>3.600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600617">
                <text:p>3.600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600617">
                <text:p>3.600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600617">
                <text:p>3.600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600617">
                <text:p>3.600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600617">
                <text:p>3.600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579116">
                <text:p>3.579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617314">
                <text:p>3.6173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570344">
                <text:p>3.570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.398355">
                <text:p>3.398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398355">
                <text:p>3.398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398355">
                <text:p>3.398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398355">
                <text:p>3.398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398355">
                <text:p>3.398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398355">
                <text:p>3.398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551122">
                <text:p>3.551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479826">
                <text:p>3.479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477273">
                <text:p>3.4772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477273">
                <text:p>3.4772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477273">
                <text:p>3.4772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450403">
                <text:p>3.4504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450403">
                <text:p>3.4504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450403">
                <text:p>3.4504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515462">
                <text:p>3.515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452954">
                <text:p>3.4529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452954">
                <text:p>3.4529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452954">
                <text:p>3.4529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400901">
                <text:p>3.400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357614">
                <text:p>3.357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357614">
                <text:p>3.357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357614">
                <text:p>3.357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357614">
                <text:p>3.357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357614">
                <text:p>3.357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384466">
                <text:p>3.384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425204">
                <text:p>3.425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453214">
                <text:p>3.453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413636">
                <text:p>3.413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407386">
                <text:p>3.407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463405">
                <text:p>3.463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443026">
                <text:p>3.443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487721">
                <text:p>3.487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483781">
                <text:p>3.4837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483781">
                <text:p>3.4837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483781">
                <text:p>3.4837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483781">
                <text:p>3.4837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472442">
                <text:p>3.472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333552">
                <text:p>3.333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215038">
                <text:p>3.215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290264">
                <text:p>3.290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287718">
                <text:p>3.287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248138">
                <text:p>3.248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243047">
                <text:p>3.243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316889">
                <text:p>3.316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362713">
                <text:p>3.362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231458">
                <text:p>3.231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208539">
                <text:p>3.208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208539">
                <text:p>3.208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208539">
                <text:p>3.20853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